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text-properties officeooo:paragraph-rsid="0002a462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8" style:family="paragraph" style:parent-style-name="Standard">
      <style:text-properties fo:font-weight="bold" officeooo:rsid="0002a462" officeooo:paragraph-rsid="0002a462" style:font-weight-asian="bold" style:font-weight-complex="bold"/>
    </style:style>
    <style:style style:name="P9" style:family="paragraph" style:parent-style-name="Standard">
      <style:text-properties officeooo:rsid="0002a462" officeooo:paragraph-rsid="0002a4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2a462"/>
    </style:style>
    <style:style style:name="T5" style:family="text">
      <style:text-properties style:use-window-font-color="true" style:text-underline-style="none" officeooo:rsid="0002a462"/>
    </style:style>
    <style:style style:name="T6" style:family="text">
      <style:text-properties style:use-window-font-color="true" style:text-underline-style="none" officeooo:rsid="000702ec"/>
    </style:style>
    <style:style style:name="T7" style:family="text">
      <style:text-properties officeooo:rsid="0007a9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pplication Faune Nomade</text:p>
      <text:p text:style-name="P2">Parc national des Ecrins</text:p>
      <text:p text:style-name="Standard"/>
      <text:p text:style-name="P1">Présentation de l’architecture serveur</text:p>
      <text:p text:style-name="P1"/>
      <text:p text:style-name="Standard">Le PN Ecrins dispose d’un serveur ESXI chez OVH virtualisant 2 serveurs virtuels.</text:p>
      <text:p text:style-name="P3">Serveur Hotes : Intel Xeon i7 W35204x2x2.66 - 12 Go DDR 3 - 2x 1500 Go SATA2 - 1 Gbps / illimité - 1 + 3 Fail Over</text:p>
      <text:p text:style-name="Standard"><text:span text:style-name="T3">Serveur de Dev</text:span> : monté sur une machine virtuelle VMWare. Ressources affectées : 1vCPU – 768Mo de RAM – 50Go d’espace disque virtuel.</text:p>
      <text:p text:style-name="Standard">OS : <text:s/>Debian Lenny. Postgres 8.3 - Postgis 1.4 – SVN avec subversion – daemon rsync - Environnement web : <text:a xlink:type="simple" xlink:href="http://dev.ecrins-parcnational.fr/notrephp.php"><text:span text:style-name="Internet_20_link">http://dev.ecrins-parcnational.fr/notrephp.php</text:span></text:a></text:p>
      <text:p text:style-name="P4">adresse : <text:a xlink:type="simple" xlink:href="http://dev.ecrins-parcnational.fr/"><text:span text:style-name="Internet_20_link">http://dev.ecrins-parcnational.fr/</text:span></text:a></text:p>
      <text:p text:style-name="Standard">Vous avez là tout ce qu’il faut pour analyser le contenu de ce serveur. </text:p>
      <text:p text:style-name="P5">Merci de ne rien modifier.</text:p>
      <text:p text:style-name="Standard"/>
      <text:p text:style-name="P8">Accès SSH :</text:p>
      <text:p text:style-name="P6"><text:span text:style-name="T4">ssh </text:span><text:a xlink:type="simple" xlink:href="mailto:cartodev@ev.ecrins-parcnational.fr"><text:span text:style-name="T5">cartodev@</text:span></text:a><text:a xlink:type="simple" xlink:href="mailto:cartodev@ev.ecrins-parcnational.fr"><text:span text:style-name="T6">d</text:span></text:a><text:a xlink:type="simple" xlink:href="mailto:cartodev@ev.ecrins-parcnational.fr"><text:span text:style-name="T5">ev.ecrins-parcnational.fr</text:span></text:a><text:span text:style-name="T4"> -</text:span><text:span text:style-name="T7">p</text:span><text:span text:style-name="T4"> 3922</text:span></text:p>
      <text:p text:style-name="P9">scp -P 3922 &lt;my_dir&gt;/&lt;my_file_to_push&gt; cartodev@dev.ecrins-parcnational.fr:./&lt;destination_dir&gt;</text:p>
      <text:p text:style-name="Standard"/>
      <text:p text:style-name="Standard">Accès ssh : dev.ecrins-parcnational.fr port : 3922. L’accès root est désactivé. Rentrer avec l’utilisateur ‘cartodev’ -&gt; pass : ‘pNE4102’ puis su – root et le même mot de pass.</text:p>
      <text:p text:style-name="Standard">Accès Postgres : superutilisateur : ‘cartopne’ -&gt; pass = ‘superpg’ </text:p>
      <text:p text:style-name="Standard"><text:span text:style-name="T1">La base faune se nomme ‘appli_faune’</text:span>.</text:p>
      <text:p text:style-name="Standard"><text:span text:style-name="T2">cigales</text:span> : données spécifiques d’un protocoles de suivi</text:p>
      <text:p text:style-name="Standard"><text:span text:style-name="T3">contactfaune</text:span> : données du protocole de l’application nomade. Les données de l’outil nomade devront être insérées ici lors de la synchronisation. La saisie faite avec l’application web insère les données ici.</text:p>
      <text:p text:style-name="Standard"><text:span text:style-name="T2">historique</text:span> : données historiques faune (l’essentiel des données existantes sont ici 280 000 données environ). Il s’agit d’un import d’une base firebird.</text:p>
      <text:p text:style-name="Standard"><text:span text:style-name="T2">layers</text:span> : schémas contenant les données sig (communes, secteurs, zones à statut… et unités géographiques du protocole contact faune nomade). Attention par manque de temps, cette couche des unités n’est pas encore faite, elle contient provisoirement une copie de la couche des communes.</text:p>
      <text:p text:style-name="Standard"><text:span text:style-name="T2">meta</text:span> : qq métadonnées comme les protocoles ayant servis au recueil des données, la description du niveau de précision des données.</text:p>
      <text:p text:style-name="Standard"><text:span text:style-name="T2">public</text:span> : aucune données métier</text:p>
      <text:p text:style-name="Standard"><text:span text:style-name="T2">synthese</text:span> : toutes les données faune issues des différents schémas sont dupliquées ici afin que l’application web de synthèse accède à une table unifiée. Des triggers dans chaque schémas permettent de remplir ou de mettre à jour cette table (travail en cours). Aucune saisie dans ce schéma.</text:p>
      <text:p text:style-name="Standard"><text:span text:style-name="T2">taxonomie</text:span> : toutes les informations concernant les taxons : liste des taxons pne, taxonomie, taxref de l’inpn, statut juridique ou de conservation…</text:p>
      <text:p text:style-name="Standard"><text:span text:style-name="T2">utilisateurs</text:span> : tout ce qui concerne les utilisateurs à la fois en terme de droits de connexion à l’application web ou de liste des observateurs pour la saisie.</text:p>
      <text:p text:style-name="Standard">D’autres schémas concernant d’autres protocoles de relevé viendront s’ajouter dans un avenir plus ou moins proche.</text:p>
      <text:p text:style-name="Standard">Actuellement l’application web est en cours de développement. Aucune saisie réelle n’est réalisée dans cette base mais elle comporte toutes les données historiques réelles.</text:p>
      <text:p text:style-name="Standard"><text:soft-page-break/>Nous pouvons vous fournir un dump de cette base (ou vous pouvez le faire avec tous les éléments de connexion ci-dessus). Vous pouvez aussi travailler directement sur cette base.</text:p>
      <text:p text:style-name="Standard">D’une manière ou d’une autre, du fait de l’interaction avec l’application web, il nous faudra nous coordonner et nous informer mutuellement de toutes modifications de cette base.</text:p>
      <text:p text:style-name="Standard">Une copie de la base est faite toutes les nuits. </text:p>
      <text:p text:style-name="Standard"/>
      <text:p text:style-name="Standard"><text:span text:style-name="T1">Application Faune</text:span> : <text:a xlink:type="simple" xlink:href="http://dev.ecrins-parcnational.fr/faune"><text:span text:style-name="Internet_20_link">http://dev.ecrins-parcnational.fr/faune</text:span></text:a> (login et pass -&gt; admin/admin)</text:p>
      <text:p text:style-name="Standard">Application <text:s/>web faune (symfony, extjs, openlayers) est ici : /var/www/localhost/private/trunk/faune</text:p>
      <text:p text:style-name="Standard"/>
      <text:p text:style-name="Standard"><text:span text:style-name="T1">Serveur de prod</text:span> : monté sur une machine virtuelle VMWare. Ressources affectées : 2vCPU – 2048Mo de RAM – 200Go d’espace disque virtuel.</text:p>
      <text:p text:style-name="Standard">A qq détails près, ce serveur est une copie du serveur de développement.</text:p>
      <text:p text:style-name="Standard">L’application et la base faune ne sont pas encore en service sur ce serveur. A terme, tout sera migré ici : bdd, appli web et synchronisation avec l’application androi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aune Nomade</dc:title>
    <meta:initial-creator>gil.deluermoz</meta:initial-creator>
    <meta:creation-date>2012-06-04T09:26:00</meta:creation-date>
    <dc:creator>Sébastien Grimault</dc:creator>
    <dc:date>2012-10-30T15:18:52</dc:date>
    <meta:editing-cycles>9</meta:editing-cycles>
    <meta:editing-duration>PT2H20M39S</meta:editing-duration>
    <meta:generator>LibreOffice/3.6$MacOSX_x86 LibreOffice_project/e29a214-2bbed72-0621de6-a97528c-8f066d</meta:generator>
    <meta:document-statistic meta:table-count="0" meta:image-count="0" meta:object-count="0" meta:page-count="2" meta:paragraph-count="35" meta:word-count="248" meta:character-count="3847" meta:non-whitespace-character-count="1463"/>
    <meta:user-defined meta:name="Info 1"/>
    <meta:user-defined meta:name="Info 2"/>
    <meta:user-defined meta:name="Info 3"/>
    <meta:user-defined meta:name="Info 4"/>
  </office:meta>
</office:document-meta>
</file>